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379" officeooo:paragraph-rsid="001d9379"/>
    </style:style>
    <style:style style:name="P2" style:family="paragraph" style:parent-style-name="Standard">
      <style:text-properties officeooo:rsid="001d9379" officeooo:paragraph-rsid="001df554"/>
    </style:style>
    <style:style style:name="P3" style:family="paragraph" style:parent-style-name="Standard">
      <style:text-properties officeooo:rsid="001d9379" officeooo:paragraph-rsid="0022cd07"/>
    </style:style>
    <style:style style:name="P4" style:family="paragraph" style:parent-style-name="Standard">
      <style:text-properties officeooo:rsid="001df554" officeooo:paragraph-rsid="001df554"/>
    </style:style>
    <style:style style:name="T1" style:family="text">
      <style:text-properties officeooo:rsid="001d9379"/>
    </style:style>
    <style:style style:name="T2" style:family="text">
      <style:text-properties officeooo:rsid="0021a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hpmyadmin</text:p>
      <text:p text:style-name="P3">sudo docker run -d --name phpMyAdmin -e PMA_HOST=bancoMysql -e PMA_USER=root -e PMA_PASSWORD=pass2023 --network rede_projeto -p 8080:80 phpmyadmin/phpmyadmin</text:p>
      <text:p text:style-name="Standard"/>
      <text:p text:style-name="P1">Mysql</text:p>
      <text:p text:style-name="P1">sudo docker run -d --name bancoMysql -p 3307:3306 --network rede_projeto -e MYSQL_ROOT_PASSWORD=pass2023 -v /home/joao/Projetos/mysql-data:/var/lib/mysql mysq</text:p>
      <text:p text:style-name="P1"/>
      <text:p text:style-name="P1"/>
      <text:p text:style-name="P1">frontend</text:p>
      <text:p text:style-name="Standard">sudo docker build -t meufrontend:1.0 .</text:p>
      <text:p text:style-name="Standard"><text:span text:style-name="T1">sudo </text:span>docker run -d --name frontend -p 8000:80 --network rede_projeto meufrontend:1.0</text:p>
      <text:p text:style-name="Standard"/>
      <text:p text:style-name="P1">backend </text:p>
      <text:p text:style-name="P1">sudo docker build -t meubackend:1.0 .</text:p>
      <text:p text:style-name="P1"/>
      <text:p text:style-name="P1"><text:span text:style-name="T2">sudo </text:span>docker run -d --name backend -p 4444:4444 --network rede_projeto -v /home/<text:span text:style-name="T2">$USER</text:span>/Projetos/log:/app/log meubackend:1.0</text:p>
      <text:p text:style-name="P1"/>
      <text:p text:style-name="P2"/>
      <text:p text:style-name="P1"/>
      <text:p text:style-name="P1"/>
      <text:p text:style-name="P1"><text:bookmark text:name="docs-internal-guid-f1c2eb8f-7fff-1b1d-7ce8-42d376ce96c0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22:55.779960306</meta:creation-date>
    <dc:date>2023-06-26T10:18:15.594820519</dc:date>
    <meta:editing-duration>PT59M3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0" meta:character-count="626" meta:non-whitespace-character-count="563"/>
  </office:meta>
</office:document-meta>
</file>